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ececf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ececf" style:font-weight-asian="bold" style:font-weight-complex="bold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0ececf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0ececf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 style:list-style-name="WW8Num2">
      <style:paragraph-properties fo:text-align="justify" style:justify-single-word="false"/>
    </style:style>
    <style:style style:name="P15" style:family="paragraph" style:parent-style-name="Standard" style:list-style-name="WW8Num4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officeooo:paragraph-rsid="0011b577"/>
    </style:style>
    <style:style style:name="P17" style:family="paragraph" style:parent-style-name="Standard">
      <style:paragraph-properties fo:text-align="justify" style:justify-single-word="false"/>
      <style:text-properties officeooo:paragraph-rsid="00140ed5"/>
    </style:style>
    <style:style style:name="P18" style:family="paragraph" style:parent-style-name="Standard">
      <style:paragraph-properties fo:text-align="justify" style:justify-single-word="false"/>
      <style:text-properties fo:font-weight="bold" officeooo:paragraph-rsid="0011b577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paragraph-rsid="00140ed5" style:font-weight-asian="bold" style:font-weight-complex="bold"/>
    </style:style>
    <style:style style:name="P20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/>
    </style:style>
    <style:style style:name="P21" style:family="paragraph" style:parent-style-name="Standard" style:list-style-name="L1">
      <style:paragraph-properties fo:margin-left="0.635cm" fo:margin-right="0cm" fo:text-align="justify" style:justify-single-word="false" fo:text-indent="0cm" style:auto-text-indent="false"/>
      <style:text-properties officeooo:paragraph-rsid="000ececf"/>
    </style:style>
    <style:style style:name="P22" style:family="paragraph" style:parent-style-name="Standard" style:list-style-name="L2">
      <style:paragraph-properties fo:margin-left="0.635cm" fo:margin-right="0cm" fo:text-align="justify" style:justify-single-word="false" fo:text-indent="0cm" style:auto-text-indent="false"/>
    </style:style>
    <style:style style:name="P23" style:family="paragraph" style:parent-style-name="Standard" style:list-style-name="L3">
      <style:paragraph-properties fo:margin-left="0.635cm" fo:margin-right="0cm" fo:text-align="justify" style:justify-single-word="false" fo:text-indent="0cm" style:auto-text-indent="false"/>
    </style:style>
    <style:style style:name="P24" style:family="paragraph" style:parent-style-name="Standard" style:list-style-name="L4">
      <style:paragraph-properties fo:margin-left="0.635cm" fo:margin-right="0cm" fo:text-align="justify" style:justify-single-word="false" fo:text-indent="0cm" style:auto-text-indent="false"/>
    </style:style>
    <style:style style:name="P25" style:family="paragraph" style:parent-style-name="Standard" style:list-style-name="L4">
      <style:paragraph-properties fo:margin-left="0.635cm" fo:margin-right="0cm" fo:text-align="justify" style:justify-single-word="false" fo:text-indent="0cm" style:auto-text-indent="false"/>
      <style:text-properties officeooo:paragraph-rsid="0011b577"/>
    </style:style>
    <style:style style:name="P26" style:family="paragraph" style:parent-style-name="Standard" style:list-style-name="L4">
      <style:paragraph-properties fo:margin-left="0.635cm" fo:margin-right="0cm" fo:text-align="justify" style:justify-single-word="false" fo:text-indent="0cm" style:auto-text-indent="false"/>
      <style:text-properties officeooo:paragraph-rsid="00140ed5"/>
    </style:style>
    <style:style style:name="P27" style:family="paragraph" style:parent-style-name="Standard" style:list-style-name="L4">
      <style:paragraph-properties fo:margin-left="0.635cm" fo:margin-right="0cm" fo:text-align="justify" style:justify-single-word="false" fo:text-indent="0cm" style:auto-text-indent="false"/>
      <style:text-properties officeooo:rsid="0019da82" officeooo:paragraph-rsid="0019da82"/>
    </style:style>
    <style:style style:name="P2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1b577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40ed5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text-underline-style="none" officeooo:paragraph-rsid="0011b577"/>
    </style:style>
    <style:style style:name="T1" style:family="text">
      <style:text-properties officeooo:rsid="000a93e9"/>
    </style:style>
    <style:style style:name="T2" style:family="text">
      <style:text-properties officeooo:rsid="000ae99e"/>
    </style:style>
    <style:style style:name="T3" style:family="text">
      <style:text-properties officeooo:rsid="000cbb71"/>
    </style:style>
    <style:style style:name="T4" style:family="text">
      <style:text-properties officeooo:rsid="000ececf"/>
    </style:style>
    <style:style style:name="T5" style:family="text">
      <style:text-properties officeooo:rsid="00102d2e"/>
    </style:style>
    <style:style style:name="T6" style:family="text">
      <style:text-properties officeooo:rsid="001081ea"/>
    </style:style>
    <style:style style:name="T7" style:family="text">
      <style:text-properties officeooo:rsid="0011b577"/>
    </style:style>
    <style:style style:name="T8" style:family="text">
      <style:text-properties officeooo:rsid="00140ed5"/>
    </style:style>
    <style:style style:name="T9" style:family="text">
      <style:text-properties officeooo:rsid="0019da82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ESCRIÇÃO DOS CASOS DE USO – CONTROLE DE ESTOQUE</text:p>
      <text:p text:style-name="P1"/>
      <text:p text:style-name="P4">CS01 : <text:s/>Cadastrar Fornecedor</text:p>
      <text:p text:style-name="P3"/>
      <text:p text:style-name="P1">Descrição Geral : Este caso de uso se inicia quando o gerente solicita o cadastro de um fornecedor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cadastro do fornecedor.</text:p>
      <text:p text:style-name="P1"/>
      <text:p text:style-name="P1">Fluxo Básico : </text:p>
      <text:p text:style-name="P1"/>
      <text:list xml:id="list1426081935691305301" text:style-name="WW8Num2">
        <text:list-item>
          <text:p text:style-name="P14">Gerente deseja cadastrar fornecedor. </text:p>
        </text:list-item>
        <text:list-item>
          <text:p text:style-name="P14">O sistema apresenta formulário para preenchimento de informações do fornecedor.</text:p>
        </text:list-item>
        <text:list-item>
          <text:p text:style-name="P14">Gerente preenche o formulário com informações consistentes.</text:p>
        </text:list-item>
        <text:list-item>
          <text:p text:style-name="P14">O sistema analisa as informações inseridas no formulário.</text:p>
        </text:list-item>
      </text:list>
      <text:p text:style-name="P11">- Se as informações são consistentes, o sistema efetua o cadastro do fornecedor.</text:p>
      <text:p text:style-name="P11">- Se as informações não são consistentes, o sistema informa o motivo da inconsistência, retornando ao passo ‘2’.</text:p>
      <text:p text:style-name="P1"/>
      <text:p text:style-name="P4">CS02 : <text:s/>Cadastrar Estoquista</text:p>
      <text:p text:style-name="P1"/>
      <text:p text:style-name="P1">Descrição Geral : Este caso de uso se inicia quando o gerente solicita o cadastro de um estoquista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cadastro do estoquista.</text:p>
      <text:p text:style-name="P1"/>
      <text:p text:style-name="P1">Fluxo Básico : </text:p>
      <text:p text:style-name="P1"/>
      <text:p text:style-name="P6">1.<text:tab/>Gerente deseja cadastrar estoquista. </text:p>
      <text:p text:style-name="P6">2.<text:tab/>O sistema apresenta formulário para preenchimento de informações do estoquista.</text:p>
      <text:p text:style-name="P6">3.<text:tab/>Gerente preenche o formulário com informações consistentes.</text:p>
      <text:p text:style-name="P6">4.<text:tab/>O sistema analisa as informações inseridas no formulário.</text:p>
      <text:p text:style-name="P11">- Se as informações são consistentes, o sistema efetua o cadastro do estoquista.</text:p>
      <text:p text:style-name="P11">- Se as informações não são consistentes, o sistema informa o motivo da inconsistência, retornando ao passo ‘2’.</text:p>
      <text:p text:style-name="P3"/>
      <text:p text:style-name="P3"/>
      <text:p text:style-name="P1"/>
      <text:p text:style-name="P1"/>
      <text:p text:style-name="P1"/>
      <text:p text:style-name="P4"><text:soft-page-break/>CS03 : <text:s/>Cadastrar <text:span text:style-name="T1">gerente de compras</text:span></text:p>
      <text:p text:style-name="P1"/>
      <text:p text:style-name="P1">Descrição Geral : Este caso de uso se inicia quando o gerente solicita o cadastro de um comprador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cadastro do comprador.</text:p>
      <text:p text:style-name="P1"/>
      <text:p text:style-name="P1">Fluxo Básico : </text:p>
      <text:p text:style-name="P1"/>
      <text:list xml:id="list2211165593801078640" text:style-name="WW8Num4">
        <text:list-item>
          <text:p text:style-name="P15">Gerente deseja cadastrar comprador. </text:p>
        </text:list-item>
        <text:list-item>
          <text:p text:style-name="P15">O sistema apresenta formulário para preenchimento de informações do comprador.</text:p>
        </text:list-item>
        <text:list-item>
          <text:p text:style-name="P15">Gerente preenche o formulário com informações consistentes.</text:p>
        </text:list-item>
        <text:list-item>
          <text:p text:style-name="P15">O sistema analisa as informações inseridas no formulário.</text:p>
        </text:list-item>
      </text:list>
      <text:p text:style-name="P11">- Se as informações são consistentes, o sistema efetua o cadastro do comprador.</text:p>
      <text:p text:style-name="P1">- Se as informações não são consistentes, o sistema informa o motivo da inconsistência, retornando ao passo ‘2’.</text:p>
      <text:p text:style-name="P1"/>
      <text:p text:style-name="P4">CS04 : <text:span text:style-name="T2">Emitir relatório</text:span></text:p>
      <text:p text:style-name="P1"/>
      <text:p text:style-name="P1">Descrição Geral : Este caso de uso se inicia quando o gerente solicita gerar um relatório de entrada de produto.</text:p>
      <text:p text:style-name="P1"/>
      <text:p text:style-name="P1">Atores : Gerente</text:p>
      <text:p text:style-name="P1"/>
      <text:p text:style-name="P1">Pré-Condições : Gerente logado no sistema.</text:p>
      <text:p text:style-name="P1"/>
      <text:p text:style-name="P1">Pós-Condições : Sistema gera o relatório solicitado.</text:p>
      <text:p text:style-name="P1"/>
      <text:p text:style-name="P1">Fluxo Básico : </text:p>
      <text:p text:style-name="P1"/>
      <text:p text:style-name="P6">1.<text:tab/>Gerente deseja gerar relatório de entrada de mercadoria.</text:p>
      <text:p text:style-name="P6">2.<text:tab/> O sistema apresenta formulário para preenchimento de informações do estoquista.</text:p>
      <text:p text:style-name="P6">3.<text:tab/>Gerente preenche o formulário com informações consistentes.</text:p>
      <text:p text:style-name="P6">4.<text:tab/>O sistema analisa as informações inseridas no formulário.</text:p>
      <text:p text:style-name="P11">- Se as informações são consistentes, o sistema gera o relatório solicitado.</text:p>
      <text:p text:style-name="P11">- Se as informações não são consistentes, o sistema informa o motivo da inconsistência, retornando ao passo ‘2’.</text:p>
      <text:p text:style-name="P1"/>
      <text:p text:style-name="P4">CS05 : <text:s/>Cancelar entrada</text:p>
      <text:p text:style-name="P1"/>
      <text:p text:style-name="P1">Descrição Geral : Este caso de uso se inicia quando o Gerente ou comprador solicita o cancelamento da entrada de um produto.</text:p>
      <text:p text:style-name="P1"/>
      <text:p text:style-name="P1">Atores : Gerente e Comprador.</text:p>
      <text:p text:style-name="P1"><text:soft-page-break/></text:p>
      <text:p text:style-name="P1">Pré-Condições : Gerente ou comprador logado no sistema e produto cadastrado no sistema.</text:p>
      <text:p text:style-name="P1"/>
      <text:p text:style-name="P1">Pós-Condições : Sistema cancela a entrada do produto solicitado.</text:p>
      <text:p text:style-name="P1"/>
      <text:p text:style-name="P1">Fluxo Básico : </text:p>
      <text:p text:style-name="P1"/>
      <text:p text:style-name="P6">1.<text:tab/>Gerente ou comprador deseja cancelar a entrada de um produto.</text:p>
      <text:p text:style-name="P6">2.<text:tab/>Sistema apresenta uma lista de entrada de produtos.</text:p>
      <text:p text:style-name="P6">3.<text:tab/>Gerente ou comprador verifica o <text:s/>produto desejado e seleciona-o.</text:p>
      <text:p text:style-name="P6">4.<text:tab/>Sistema analisa o produto selecionado.</text:p>
      <text:p text:style-name="P6">5.<text:tab/>Sistema solicita confirmação solicitando ‘senha’.</text:p>
      <text:p text:style-name="P6">6. <text:tab/>Gerente ou comprador insere a senha solicitada.</text:p>
      <text:p text:style-name="P6">7.<text:tab/>Sistema analisa a senha inserida.</text:p>
      <text:p text:style-name="P11">- Se as informações são consistentes, o sistema gera o cancelamento da entrada do produto.</text:p>
      <text:p text:style-name="P11">- Se as informações não são consistentes, o sistema informa o motivo da inconsistência, retornando ao passo ‘5’.</text:p>
      <text:p text:style-name="P1"/>
      <text:p text:style-name="P4">CS06 : <text:s/>Consultar produtos</text:p>
      <text:p text:style-name="P1"/>
      <text:p text:style-name="P1">Descrição Geral : Este caso de uso se inicia quando o Gerente ou Comprador solicita o consultar produtos.</text:p>
      <text:p text:style-name="P1"/>
      <text:p text:style-name="P1">Atores : Gerente ,Comprador,Estoquista e Vendedor.</text:p>
      <text:p text:style-name="P1"/>
      <text:p text:style-name="P1">Pré-Condições : Gerente ou comprador logado no sistema e produto cadastrado no sistema.</text:p>
      <text:p text:style-name="P1"/>
      <text:p text:style-name="P1">Pós-Condições : Sistema apresenta informações referentes ao produto selecionado.</text:p>
      <text:p text:style-name="P1"/>
      <text:p text:style-name="P1">Fluxo Básico : </text:p>
      <text:p text:style-name="P1"/>
      <text:p text:style-name="P6">1.<text:tab/>Usuário deseja consultar informações de um produto cadastrado.</text:p>
      <text:p text:style-name="P6">2.<text:tab/>Sistema apresenta uma lista de produtos cadastrados.</text:p>
      <text:p text:style-name="P6">3.<text:tab/>Usuário verifica o <text:s/>produto desejado e seleciona-o.</text:p>
      <text:p text:style-name="P6">4.<text:tab/>Sistema retorna uma tela informativa sobre o produto selecionado.</text:p>
      <text:p text:style-name="P1"/>
      <text:p text:style-name="P1"/>
      <text:p text:style-name="P4">CS07 : <text:s/>Consultar <text:span text:style-name="T3">compra</text:span></text:p>
      <text:p text:style-name="P1"/>
      <text:p text:style-name="P1">Descrição Geral : Este caso de uso se inicia quando o Gerente ou Comprador solicita <text:s/>consultar pedidos.</text:p>
      <text:p text:style-name="P1"/>
      <text:p text:style-name="P1">Atores : Gerente ,Comprador,Estoquista e Vendedor.</text:p>
      <text:p text:style-name="P3"/>
      <text:p text:style-name="P1"/>
      <text:p text:style-name="P1">Pré-Condições : Usuários logados no sistema e <text:span text:style-name="T3">compra registrada</text:span>.</text:p>
      <text:p text:style-name="P1"/>
      <text:p text:style-name="P1"><text:soft-page-break/>Pós-Condições : Sistema apresenta informações referentes ao pedido selecionado.</text:p>
      <text:p text:style-name="P1"/>
      <text:p text:style-name="P1">Fluxo Básico : </text:p>
      <text:p text:style-name="P1"/>
      <text:p text:style-name="P6">1.<text:tab/>Usuário deseja consultar informações de um pedido registrado.</text:p>
      <text:p text:style-name="P6">2.<text:tab/>Sistema apresenta uma lista de pedidos registrados.</text:p>
      <text:p text:style-name="P6">3.<text:tab/>Usuário verifica o <text:s/>pedido desejado e seleciona-o.</text:p>
      <text:p text:style-name="P6">4.<text:tab/>Sistema retorna uma tela informativa sobre o pedido selecionado.</text:p>
      <text:p text:style-name="P1"/>
      <text:p text:style-name="P1"/>
      <text:p text:style-name="P4">CS08: <text:s/>Registrar <text:s/>compra</text:p>
      <text:p text:style-name="P1"/>
      <text:p text:style-name="P1">Descrição Geral : Este caso de uso se inicia quando o comprador solicita registrar pedido de compra.</text:p>
      <text:p text:style-name="P1"/>
      <text:p text:style-name="P1">Atores : Comprador.</text:p>
      <text:p text:style-name="P1"/>
      <text:p text:style-name="P1">Pré-Condições : Comprador logado no sistema.</text:p>
      <text:p text:style-name="P1"/>
      <text:p text:style-name="P1">Pós-Condições : Sistema registra pedido de compra.</text:p>
      <text:p text:style-name="P1"/>
      <text:p text:style-name="P1">Fluxo Básico : </text:p>
      <text:p text:style-name="P1"/>
      <text:p text:style-name="P6">1.<text:tab/>Usuário deseja registrar um novo pedido de compra.</text:p>
      <text:p text:style-name="P6">2.<text:tab/>Sistema apresenta um formulário para preenchimento de informações referentes ao pedido, como forma de pagamento, produtos, quantidades.</text:p>
      <text:p text:style-name="P6">3.<text:tab/>Comprador preenche informações consistentes.</text:p>
      <text:p text:style-name="P6">4.<text:tab/>Sistema analisa as informações inseridas.</text:p>
      <text:p text:style-name="P11">- Se as informações são consistentes, o sistema gera o registro do pedido de compra.</text:p>
      <text:p text:style-name="P11">- Se as informações não são consistentes, o sistema informa o motivo da inconsistência, retornando ao passo ‘2’.</text:p>
      <text:p text:style-name="P1"/>
      <text:p text:style-name="P1"/>
      <text:p text:style-name="P4">CS09 : <text:s/>Cancelar <text:s/>compra</text:p>
      <text:p text:style-name="P1"/>
      <text:p text:style-name="P1">Descrição Geral : Este caso de uso se inicia quando o comprador solicita cancelar pedido de compra.</text:p>
      <text:p text:style-name="P1"/>
      <text:p text:style-name="P1">Atores : Comprador.</text:p>
      <text:p text:style-name="P1"/>
      <text:p text:style-name="P1">Pré-Condições : Comprador logado no sistema.</text:p>
      <text:p text:style-name="P1"/>
      <text:p text:style-name="P1">Pós-Condições : Sistema registra pedido de compra.</text:p>
      <text:p text:style-name="P1"/>
      <text:p text:style-name="P1">Fluxo Básico : </text:p>
      <text:p text:style-name="P1"/>
      <text:p text:style-name="P6">1.<text:tab/>Usuário deseja cancelar um pedido de compra.</text:p>
      <text:p text:style-name="P6">2.<text:tab/>Sistema apresenta uma lista de pedidos de compra.</text:p>
      <text:p text:style-name="P6">3.<text:tab/>Comprador verifica e seleciona o pedido desejado.</text:p>
      <text:p text:style-name="P6"><text:soft-page-break/>4.<text:tab/>Sistema analisa o produto selecionado.</text:p>
      <text:p text:style-name="P6">5.<text:tab/>Sistema solicita confirmação solicitando que informe o motivo do cancelamento e a senha do comprador.</text:p>
      <text:p text:style-name="P6">6.<text:tab/>Comprador insere as informações solicitadas.</text:p>
      <text:p text:style-name="P6">7.<text:tab/>Sistema analisa as informações inseridas.</text:p>
      <text:p text:style-name="P11">- Se as informações são consistentes, o sistema gera o cancelamento do pedido de compra.</text:p>
      <text:p text:style-name="P11">- Se as informações não são consistentes, o sistema informa o motivo da inconsistência, retornando ao passo ‘5’.</text:p>
      <text:p text:style-name="P6"/>
      <text:p text:style-name="P5">CS1<text:span text:style-name="T4">0</text:span> : <text:s/>Cadastrar etiqueta.</text:p>
      <text:p text:style-name="P2"/>
      <text:p text:style-name="P2">Descrição Geral : Este caso de uso se inicia quando o estoquista solicita cadastrar etiquetas.</text:p>
      <text:p text:style-name="P2"/>
      <text:p text:style-name="P2">Atores : Estoquista.</text:p>
      <text:p text:style-name="P2"/>
      <text:p text:style-name="P2">Pré-Condições : Estoquista logado no sistema.</text:p>
      <text:p text:style-name="P2"/>
      <text:p text:style-name="P2">Pós-Condições : Sistema cadastra a etiqueta.</text:p>
      <text:p text:style-name="P2"/>
      <text:p text:style-name="P2">Fluxo Básico : </text:p>
      <text:p text:style-name="P2"/>
      <text:p text:style-name="P7">1.<text:tab/>Estoquista deseja cadastrar uma etiqueta.</text:p>
      <text:p text:style-name="P7">2.<text:tab/>Sistema apresenta um formulário para preenchimento de informações referentes à etiqueta.</text:p>
      <text:p text:style-name="P7">3.<text:tab/>Estoquista preenche o formulário com informações consistentes.</text:p>
      <text:list xml:id="list8118846526599180433" text:style-name="L1">
        <text:list-item>
          <text:p text:style-name="P21">Sistema analisa as informações selecionadas.</text:p>
        </text:list-item>
      </text:list>
      <text:p text:style-name="P9"><text:tab/>- Se as informações são consistentes, o sistema gera cadastro da etiqueta.</text:p>
      <text:p text:style-name="P9"><text:tab/>- Se as informações não são consistentes, o sistema informa o motivo da <text:tab/>inconsistência, retornando ao passo ‘2’.</text:p>
      <text:p text:style-name="P1"/>
      <text:p text:style-name="P1"/>
      <text:p text:style-name="P4">CS11 : Cadastrar produto.</text:p>
      <text:p text:style-name="P1"/>
      <text:p text:style-name="P1">Descrição Geral : Este caso de uso se inicia quando o estoquista solicita cadastrar um produto.</text:p>
      <text:p text:style-name="P1"/>
      <text:p text:style-name="P1">Atores : Estoquista.</text:p>
      <text:p text:style-name="P1"/>
      <text:p text:style-name="P1">Pré-Condições : Estoquista logado no sistema e entrada do produto concluída.</text:p>
      <text:p text:style-name="P1"/>
      <text:p text:style-name="P1">Pós-Condições : Sistema cadastra o produto.</text:p>
      <text:p text:style-name="P1"/>
      <text:p text:style-name="P1">Fluxo Básico : </text:p>
      <text:p text:style-name="P1"/>
      <text:p text:style-name="P6">1.<text:tab/>Estoquista deseja cadastrar um produto.</text:p>
      <text:p text:style-name="P6">2.<text:tab/>Sistema apresenta um formulário para preenchimento de informações referentes ao produto.</text:p>
      <text:p text:style-name="P6">3.<text:tab/>Estoquista preenche o formulário com informações consistentes.</text:p>
      <text:list xml:id="list215937866327102" text:continue-numbering="true" text:style-name="L1">
        <text:list-item>
          <text:p text:style-name="P20"><text:soft-page-break/>Sistema analisa as informações selecionadas.</text:p>
        </text:list-item>
      </text:list>
      <text:p text:style-name="P8"><text:tab/>- Se as informações são consistentes, o sistema gera o cancelamento do pedido <text:tab/>de compra.</text:p>
      <text:p text:style-name="P8"><text:tab/>- Se as informações não são consistentes, o sistema informa o motivo da i<text:tab/>nconsistência, retornando ao passo ‘2’.</text:p>
      <text:p text:style-name="P8"/>
      <text:p text:style-name="P6"/>
      <text:p text:style-name="P11"/>
      <text:p text:style-name="P1"/>
      <text:p text:style-name="P8"/>
      <text:p text:style-name="P8"/>
      <text:p text:style-name="P4">CS1<text:span text:style-name="T5">2 </text:span>: <text:s/>Emitir etiqueta.</text:p>
      <text:p text:style-name="P1"/>
      <text:p text:style-name="P1">Descrição Geral : Este caso de uso se inicia quando o estoquista solicita emissão de <text:s/>etiquetas.</text:p>
      <text:p text:style-name="P1"/>
      <text:p text:style-name="P1">Atores : Estoquista.</text:p>
      <text:p text:style-name="P1"/>
      <text:p text:style-name="P1">Pré-Condições : Estoquista logado no sistema.</text:p>
      <text:p text:style-name="P1"/>
      <text:p text:style-name="P1">Pós-Condições : Sistema emite a etiqueta.</text:p>
      <text:p text:style-name="P1"/>
      <text:p text:style-name="P1">Fluxo Básico : </text:p>
      <text:p text:style-name="P1"/>
      <text:p text:style-name="P6">1.<text:tab/>Estoquista deseja emitir uma etiqueta.</text:p>
      <text:list xml:id="list6031019560132036817" text:style-name="L2">
        <text:list-item>
          <text:p text:style-name="P22">Sistema apresenta uma lista de produtos.</text:p>
        </text:list-item>
      </text:list>
      <text:list xml:id="list7282272740426642107" text:style-name="L3">
        <text:list-item>
          <text:p text:style-name="P23">Estoquista seleciona os produtos desejados.</text:p>
        </text:list-item>
        <text:list-item>
          <text:p text:style-name="P23">Sistema apresenta os tipos de etiqueta à serem emitidas.</text:p>
        </text:list-item>
        <text:list-item>
          <text:p text:style-name="P23">Estoquista seleciona o tipo desejado.</text:p>
        </text:list-item>
        <text:list-item>
          <text:p text:style-name="P23">Sistema emite etiquetas conforme o tipo e os produtos selecionados.</text:p>
        </text:list-item>
      </text:list>
      <text:p text:style-name="P8"/>
      <text:p text:style-name="P4">CS1<text:span text:style-name="T6">3</text:span> : <text:s/>Registrar entrada</text:p>
      <text:p text:style-name="P1"/>
      <text:p text:style-name="P1">Descrição Geral : Este caso de uso se inicia quando o estoquista registra a entrada de produto através de nota fiscal.</text:p>
      <text:p text:style-name="P1"/>
      <text:p text:style-name="P1">Atores : Estoquista.</text:p>
      <text:p text:style-name="P1"/>
      <text:p text:style-name="P1">Pré-Condições : Estoquista logado no sistema e produtos cadastrados.</text:p>
      <text:p text:style-name="P1"/>
      <text:p text:style-name="P1">Pós-Condições : Sistema emite nota fiscal de entrada de mercadorias.</text:p>
      <text:p text:style-name="P1"/>
      <text:p text:style-name="P1">Fluxo Básico : </text:p>
      <text:p text:style-name="P1"/>
      <text:p text:style-name="P6">1.<text:tab/>Estoquista deseja emitir uma nota fiscal de entrada.</text:p>
      <text:list xml:id="list215937807986310" text:continue-list="list6031019560132036817" text:style-name="L2">
        <text:list-header>
          <text:p text:style-name="P22">2.<text:tab/>Sistema apresenta formulário para preenchimento de informações referentes à nota fiscal.</text:p>
        </text:list-header>
        <text:list-item>
          <text:p text:style-name="P22">Estoquista preenche o formulário apresentado com informações consistentes.</text:p>
        </text:list-item>
        <text:list-item>
          <text:p text:style-name="P22">Sistema analisa as informações selecionadas.</text:p>
        </text:list-item>
        <text:list-item>
          <text:p text:style-name="P22">Sistema apresenta um lista de produtos cadastrados.</text:p>
        </text:list-item>
        <text:list-item>
          <text:p text:style-name="P22"><text:soft-page-break/>Estoquista seleciona os produtos que entraram.</text:p>
        </text:list-item>
        <text:list-item>
          <text:p text:style-name="P22">Sistema processa a informação e registra a nota fiscal de entrada.</text:p>
        </text:list-item>
      </text:list>
      <text:p text:style-name="P8"/>
      <text:p text:style-name="P8"/>
      <text:p text:style-name="P4">CS1<text:span text:style-name="T6">4</text:span>: <text:s/>Registrar saída.</text:p>
      <text:p text:style-name="P1"/>
      <text:p text:style-name="P1">Descrição Geral : Este caso de uso se inicia quando o vendedor registra a saída de produto através de nota fiscal.</text:p>
      <text:p text:style-name="P1"/>
      <text:p text:style-name="P1">Atores : Vendedor.</text:p>
      <text:p text:style-name="P1"/>
      <text:p text:style-name="P1">Pré-Condições : Vendedor logado no sistema e produtos cadastrados.</text:p>
      <text:p text:style-name="P1"/>
      <text:p text:style-name="P1">Pós-Condições : Sistema emite nota fiscal de saída de mercadorias.</text:p>
      <text:p text:style-name="P1"/>
      <text:p text:style-name="P1">Fluxo Básico : </text:p>
      <text:p text:style-name="P1"/>
      <text:p text:style-name="P6">1.<text:tab/>Vendedor deseja emitir uma nota fiscal de saída.</text:p>
      <text:list xml:id="list215936629354004" text:continue-numbering="true" text:style-name="L2">
        <text:list-header>
          <text:p text:style-name="P22">2.<text:tab/>Sistema apresenta formulário para preenchimento de informações referentes à nota fiscal.</text:p>
          <text:p text:style-name="P22">3.<text:tab/>Vendedor preenche o formulário apresentado com informações consistentes.</text:p>
          <text:p text:style-name="P22">4.<text:tab/>Sistema analisa as informações selecionadas.</text:p>
          <text:p text:style-name="P22">5.<text:tab/>Sistema apresenta um lista de produtos cadastrados.</text:p>
          <text:p text:style-name="P22">6.<text:tab/>Vendedor seleciona os produtos que sairam.</text:p>
          <text:p text:style-name="P22">7.<text:tab/>Sistema processa a informação e registra a nota fiscal de saída.</text:p>
        </text:list-header>
      </text:list>
      <text:p text:style-name="P8"/>
      <text:p text:style-name="P8"/>
      <text:p text:style-name="P8"/>
      <text:p text:style-name="P8"/>
      <text:p text:style-name="P8"/>
      <text:p text:style-name="P8"/>
      <text:p text:style-name="P4">CS1<text:span text:style-name="T6">5</text:span>: <text:s/><text:span text:style-name="T6">Editar produto</text:span></text:p>
      <text:p text:style-name="P1"/>
      <text:p text:style-name="P1">Descrição Geral : Este caso de uso se inicia quando o estoquista solicita alterar um produto.</text:p>
      <text:p text:style-name="P1"/>
      <text:p text:style-name="P1">Atores : Estoquista.</text:p>
      <text:p text:style-name="P1"/>
      <text:p text:style-name="P1">Pré-Condições : Estoquista logado no sistema e produto cadastrado.</text:p>
      <text:p text:style-name="P1"/>
      <text:p text:style-name="P1">Pós-Condições : Sistema altera o preço do produto.</text:p>
      <text:p text:style-name="P1"/>
      <text:p text:style-name="P1">Fluxo Básico : </text:p>
      <text:p text:style-name="P1"/>
      <text:list xml:id="list6475705628717453412" text:style-name="L4">
        <text:list-item>
          <text:p text:style-name="P24">Estoquista deseja alterar o preço de um produto.</text:p>
        </text:list-item>
        <text:list-item>
          <text:p text:style-name="P24">Sistema apresenta uma lista de produtos cadastrados.</text:p>
        </text:list-item>
        <text:list-item>
          <text:p text:style-name="P24">Estoquista seleciona o produto desejado.</text:p>
        </text:list-item>
        <text:list-item>
          <text:p text:style-name="P24">Sistema apresenta uma nova tela para edição do produto.</text:p>
        </text:list-item>
        <text:list-item>
          <text:p text:style-name="P24">Estoquista altera o preço do produto.</text:p>
        </text:list-item>
        <text:list-item>
          <text:p text:style-name="P24">Sistema processa a alteração do preço.</text:p>
        </text:list-item>
      </text:list>
      <text:p text:style-name="P8"><text:soft-page-break/></text:p>
      <text:list xml:id="list215936415291202" text:continue-list="list215936629354004" text:style-name="L2">
        <text:list-header>
          <text:p text:style-name="P28"/>
        </text:list-header>
      </text:list>
      <text:p text:style-name="P4"><text:bookmark-start text:name="__DdeLink__695_1404200662"/>CS1<text:span text:style-name="T6">6</text:span>: <text:s/>Cadastrar <text:span text:style-name="T6">loja</text:span>.</text:p>
      <text:p text:style-name="P1"/>
      <text:p text:style-name="P1">Descrição Geral : Este caso de uso se inicia quando o vendedor solicita cadastrar um cliente.</text:p>
      <text:p text:style-name="P1"/>
      <text:p text:style-name="P1">Atores : Vendedor.</text:p>
      <text:p text:style-name="P1"/>
      <text:p text:style-name="P1">Pré-Condições : Vendedor logado no sistema e produto cadastrado.</text:p>
      <text:p text:style-name="P1"/>
      <text:p text:style-name="P1">Pós-Condições : Sistema cadastrar <text:s/>um <text:s/>novo cliente.</text:p>
      <text:p text:style-name="P1"/>
      <text:p text:style-name="P1">Fluxo Básico : </text:p>
      <text:p text:style-name="P1"/>
      <text:list xml:id="list215936441157003" text:continue-list="list6475705628717453412" text:style-name="L4">
        <text:list-header>
          <text:p text:style-name="P24">1.<text:tab/>Vendedor deseja cadastrar um novo cliente.</text:p>
          <text:p text:style-name="P24">2.<text:tab/>Sistema apresenta um formulário para preenchimento dos dados pessoais do cliente.</text:p>
          <text:p text:style-name="P24">3.<text:tab/>Vendedor preenche o formulário com os dados consistentes.</text:p>
          <text:p text:style-name="P24">4.<text:tab/>Sistema analisa as informações inseridas.</text:p>
        </text:list-header>
      </text:list>
      <text:p text:style-name="P8"><text:tab/>- Se as informações são consistentes, o sistema gera cadastro do cliente.</text:p>
      <text:p text:style-name="P10"><text:tab/>- Se as informações não são consistentes, o sistema informa o motivo da <text:tab/>inconsistência, retornando ao passo ‘2’.<text:bookmark-end text:name="__DdeLink__695_1404200662"/></text:p>
      <text:p text:style-name="P3"/>
      <text:p text:style-name="P1"/>
      <text:p text:style-name="P18">CS1<text:span text:style-name="T7">7</text:span>: <text:s/>C<text:span text:style-name="T7">onsultar Venda</text:span>.</text:p>
      <text:p text:style-name="P16"/>
      <text:p text:style-name="P16">Descrição Geral : Este caso de uso se inicia quando o vendedor <text:span text:style-name="T7">ou estoquista solicitam consultar uma venda.</text:span></text:p>
      <text:p text:style-name="P16"/>
      <text:p text:style-name="P16">Atores : Vendedor <text:span text:style-name="T7">e Estoquista.</text:span></text:p>
      <text:p text:style-name="P16"/>
      <text:p text:style-name="P16">Pré-Condições : <text:span text:style-name="T7">Usuário</text:span> logado no sistema e <text:span text:style-name="T7">venda registrada.</text:span></text:p>
      <text:p text:style-name="P16"/>
      <text:p text:style-name="P16">Pós-Condições : <text:span text:style-name="T7">Sistema apresentar a venda selecionada.</text:span></text:p>
      <text:p text:style-name="P16"/>
      <text:p text:style-name="P16">Fluxo Básico : </text:p>
      <text:p text:style-name="P16"/>
      <text:list xml:id="list215936788485199" text:continue-numbering="true" text:style-name="L4">
        <text:list-header>
          <text:p text:style-name="P25">1.<text:tab/><text:span text:style-name="T7">Usuário deseja consultar uma venda.</text:span></text:p>
          <text:p text:style-name="P25">2.<text:tab/>Sistema apre<text:span text:style-name="T7">senta uma lista de vendas registradas.</text:span></text:p>
          <text:p text:style-name="P25">3.<text:tab/><text:span text:style-name="T7">Usuário verifica e selecionada a venda desejada.</text:span></text:p>
          <text:p text:style-name="P25">4.<text:tab/>Sistema analisa as informações inseridas.</text:p>
        </text:list-header>
      </text:list>
      <text:p text:style-name="P29"><text:tab/>- Se as informações, <text:span text:style-name="T7">se a venda foi registrada é apresentada ao usuário.</text:span></text:p>
      <text:p text:style-name="P31">- Se a <text:span text:style-name="T7">venda não foi registrada, retornar ao passo “2”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19"><text:soft-page-break/>CS1<text:span text:style-name="T8">8</text:span>: <text:s/><text:span text:style-name="T8">Emitir Nota Fiscal</text:span>.</text:p>
      <text:p text:style-name="P17"/>
      <text:p text:style-name="P17">Descrição Geral : Este caso de uso se inicia quando o vendedor<text:span text:style-name="T7"> solicita a emissão de uma nota fiscal.</text:span></text:p>
      <text:p text:style-name="P17"/>
      <text:p text:style-name="P17">Atores : Vendedor<text:span text:style-name="T7">.</text:span></text:p>
      <text:p text:style-name="P17"/>
      <text:p text:style-name="P17">Pré-Condições : <text:span text:style-name="T7">Usuário</text:span> logado no sistema e <text:span text:style-name="T7">venda registrada.</text:span></text:p>
      <text:p text:style-name="P17"/>
      <text:p text:style-name="P17">Pós-Condições : <text:span text:style-name="T7">Sistema emite <text:s/>nota fiscal.</text:span></text:p>
      <text:p text:style-name="P17"/>
      <text:p text:style-name="P17">Fluxo Básico : </text:p>
      <text:p text:style-name="P17"/>
      <text:list xml:id="list215938198649731" text:continue-numbering="true" text:style-name="L4">
        <text:list-header>
          <text:p text:style-name="P26">1.<text:tab/><text:span text:style-name="T9">Vendedor deseja emitir uma nota fiscal.</text:span></text:p>
          <text:p text:style-name="P26">2.<text:tab/><text:span text:style-name="T9">Sistema verifica a venda registrada correspondente.</text:span></text:p>
          <text:p text:style-name="P26">3.<text:tab/><text:span text:style-name="T9">Sistema solicita confirmação dos dados para o vendedor.</text:span></text:p>
          <text:p text:style-name="P26">4.<text:tab/><text:span text:style-name="T9">Vendedor confirma os dados.</text:span></text:p>
          <text:p text:style-name="P27">5.<text:tab/>Sistema emite nota fiscal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CASOS DE USO – CONTROLE DE ESTOQUE</dc:title>
    <meta:initial-creator>TONY</meta:initial-creator>
    <meta:creation-date>2016-06-26T23:17:00</meta:creation-date>
    <dc:date>2016-07-10T21:59:36.140565184</dc:date>
    <meta:editing-cycles>16</meta:editing-cycles>
    <meta:editing-duration>PT1H29M32S</meta:editing-duration>
    <meta:generator>LibreOffice/5.1.4.2$Linux_X86_64 LibreOffice_project/10m0$Build-2</meta:generator>
    <meta:document-statistic meta:table-count="0" meta:image-count="0" meta:object-count="0" meta:page-count="9" meta:paragraph-count="220" meta:word-count="1881" meta:character-count="12216" meta:non-whitespace-character-count="10521"/>
    <meta:user-defined meta:name="Informações 1"/>
    <meta:user-defined meta:name="Informações 2"/>
    <meta:user-defined meta:name="Informações 3"/>
    <meta:user-defined meta:name="Informações 4"/>
  </office:meta>
</office:document-meta>
</file>